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text-properties officeooo:rsid="000dd14c" officeooo:paragraph-rsid="000dd14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ta Collection</text:p>
      <text:p text:style-name="P1"/>
      <text:p text:style-name="P1">Having interviewed a number of friends who were owners of coffee shops, and following their reassurance that they would happily fill in a 'survey-monkey' style survey as a way of my collecting data for their shops listing, I set about drawing up a survey. I duly sent this survey out to 50 of the shops I deemed to be both well spread around Dublin and those with a selection of services and suppliers.</text:p>
      <text:p text:style-name="P1"/>
      <text:p text:style-name="P1">Much to my dismay, I found that only 6 shops responded fully, I had a number of email responses asking what purposes the data was being collected for, a sure sign of our new found data awareness.</text:p>
      <text:p text:style-name="P1">I did explain in the introduction to the survey the purpose and usage and retention information of the data but the people choosing to click on the original link and read must surely have ignored this opening paragraph. </text:p>
      <text:p text:style-name="P1"/>
      <text:p text:style-name="P1">As time moved along I realised that I was holding off on some elements of the project while I awaited survey responses, a situation which was not sustainable. I tool the decision to mock up a set of test data, using the shop names and locations as they exist and filling in the remainder myself, with a view to correcting all inaccuracies when the finalised returns from the actual coffeeshop owners eventually filled my inbox. To date I have spoken with 6 shop owners and I have 5 completed data surveys, one of the owners did not wish for their shop to be listed on my site, I queried the reason and their response was a mumbled data protection issue. I have since removed their shop.</text:p>
      <text:p text:style-name="P1">The data as displayed on the map and database is now almost entirely mock data. If the site were to be pushed out as a commercial enterprise, I feel a meeting with each owner would be required to ensure all fields are filled in and that the owner is satisfied that the data contained therein was correct. I have chosen to retain the larger number of shops and keep my mocked up dataset to show <text:soft-page-break/>proof of concept for my dissertation rather than a very restricted accurate set of data. I trust this is in order for the purposes of this proj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8T19:50:35.263000000</meta:creation-date>
    <dc:date>2015-12-28T20:05:54.702000000</dc:date>
    <meta:editing-duration>PT19S</meta:editing-duration>
    <meta:editing-cycles>1</meta:editing-cycles>
    <meta:document-statistic meta:table-count="0" meta:image-count="0" meta:object-count="0" meta:page-count="2" meta:paragraph-count="6" meta:word-count="378" meta:character-count="2059" meta:non-whitespace-character-count="1686"/>
    <meta:generator>LibreOffice/4.4.6.3$Windows_x86 LibreOffice_project/e8938fd3328e95dcf59dd64e7facd2c7d67c704d</meta:generator>
  </office:meta>
</office:document-meta>
</file>